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 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 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 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 
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 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 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 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 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 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 
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 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 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 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 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 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
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 
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 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 
</text:p>
          </table:table-cell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 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 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 
</text:p>
          </table:table-cell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 
</text:p>
          </table:table-cell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 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 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 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 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 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 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 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 
</text:p>
          </table:table-cell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 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 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 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 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 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 
</text:p>
          </table:table-cell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 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 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 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 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 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 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 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 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 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 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 
</text:p>
          </table:table-cell>
          <table:table-cell table:style-name="ce0" office:value-type="string">
            <text:p>Are you... absolutely sure there's... no
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 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 
</text:p>
          </table:table-cell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 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 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 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 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 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 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 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
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 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 
</text:p>
          </table:table-cell>
          <table:table-cell table:style-name="ce0" office:value-type="string">
            <text:p>Let's stop. There's no choice but to settle in
and 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 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
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 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 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 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 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 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 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
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 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 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 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 
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 
</text:p>
          </table:table-cell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 
</text:p>
          </table:table-cell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 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 
</text:p>
          </table:table-cell>
          <table:table-cell table:style-name="ce0" office:value-type="string">
            <text:p>You have to use the toilet, don't you? There's
no 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
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 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 
</text:p>
          </table:table-cell>
          <table:table-cell table:style-name="ce0" office:value-type="string">
            <text:p>W-Well... it's not that I don't have to go... at
all, 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 
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 
</text:p>
          </table:table-cell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 
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 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 
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 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 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 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 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 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 
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 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 
</text:p>
          </table:table-cell>
          <table:table-cell table:style-name="ce0" office:value-type="string">
            <text:p>(K-Keep holding it! Absolutely no matter
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 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 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 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 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 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 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 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 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 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 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 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 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 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 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 
</text:p>
          </table:table-cell>
          <table:table-cell table:style-name="ce0" office:value-type="string">
            <text:p>(Nothing I can do. I'll stand here quietly
until she's 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 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 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 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 
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 
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 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 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 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 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 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 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 
</text:p>
          </table:table-cell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 
</text:p>
          </table:table-cell>
          <table:table-cell table:style-name="ce0" office:value-type="string">
            <text:p>This looks like a good chance to try and
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 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 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 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 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 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 
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 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 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 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 
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 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 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 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 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 
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 
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 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 
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 
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 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 
</text:p>
          </table:table-cell>
          <table:table-cell table:style-name="ce0" office:value-type="string">
            <text:p>Since you're asking me, I guess it wasn't you
two 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 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 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 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 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 
</text:p>
          </table:table-cell>
          <table:table-cell table:style-name="ce0" office:value-type="string">
            <text:p>Then let'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 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 
</text:p>
          </table:table-cell>
          <table:table-cell table:style-name="ce0" office:value-type="string">
            <text:p>I won'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 
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 
</text:p>
          </table:table-cell>
          <table:table-cell table:style-name="ce0" office:value-type="string">
            <text:p>I swear I won'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 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 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 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 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 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 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 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 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 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 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 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 
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 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 
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 
</text:p>
          </table:table-cell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 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 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 
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
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 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 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 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 
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 
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 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